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3cm" fo:min-width="1.75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1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53cm" fo:min-width="1.50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76cm" fo:min-width="1.12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15.25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heads_20_8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15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10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626cm" fo:min-width="1.376cm"/>
      <style:paragraph-properties style:writing-mode="lr-tb"/>
    </style:style>
    <style:style style:name="gr12" style:family="graphic" style:parent-style-name="objectwithoutfill">
      <style:graphic-properties draw:marker-end="Arrowheads_20_12" draw:marker-end-width="0.3cm" draw:fill="none" draw:textarea-vertical-align="middle"/>
    </style:style>
    <style:style style:name="gr13" style:family="graphic" style:parent-style-name="objectwithoutfill">
      <style:graphic-properties draw:marker-end="Arrowheads_20_13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15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18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20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draw:marker-end="Arrowheads_20_21" draw:marker-end-width="0.3cm" draw:fill="none" draw:textarea-vertical-align="middle"/>
    </style:style>
    <style:style style:name="gr18" style:family="graphic" style:parent-style-name="objectwithoutfill">
      <style:graphic-properties draw:marker-end="Arrowheads_20_22" draw:marker-end-width="0.3cm" draw:fill="none" draw:textarea-vertical-align="middle"/>
      <style:paragraph-properties style:writing-mode="lr-tb"/>
    </style:style>
    <style:style style:name="gr19" style:family="graphic" style:parent-style-name="objectwithoutfill">
      <style:graphic-properties draw:marker-end="Arrowheads_20_23" draw:marker-end-width="0.3cm" draw:fill="none" draw:textarea-vertical-align="middle"/>
    </style:style>
    <style:style style:name="gr20" style:family="graphic" style:parent-style-name="objectwithoutfill">
      <style:graphic-properties draw:marker-end="Arrowheads_20_24" draw:marker-end-width="0.3cm" draw:fill="none" draw:textarea-vertical-align="middle"/>
    </style:style>
    <style:style style:name="gr21" style:family="graphic" style:parent-style-name="objectwithoutfill">
      <style:graphic-properties draw:marker-end="Arrowheads_20_26" draw:marker-end-width="0.3cm" draw:fill="none" draw:textarea-vertical-align="middle"/>
    </style:style>
    <style:style style:name="gr22" style:family="graphic" style:parent-style-name="objectwithoutfill">
      <style:graphic-properties draw:marker-end="Arrowheads_20_27" draw:marker-end-width="0.3cm" draw:fill="none" draw:textarea-vertical-align="middl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75cm" fo:min-width="2.5cm"/>
      <style:paragraph-properties style:writing-mode="lr-tb"/>
    </style:style>
    <style:style style:name="gr24" style:family="graphic" style:parent-style-name="objectwithoutfill">
      <style:graphic-properties draw:marker-end="Arrowheads_20_28" draw:marker-end-width="0.3cm" draw:fill="none" draw:textarea-vertical-align="middle"/>
      <style:paragraph-properties style:writing-mode="lr-tb"/>
    </style:style>
    <style:style style:name="gr25" style:family="graphic" style:parent-style-name="objectwithoutfill">
      <style:graphic-properties draw:marker-end="Arrowheads_20_29" draw:marker-end-width="0.3cm" draw:fill="none" draw:textarea-vertical-align="middle"/>
      <style:paragraph-properties style:writing-mode="lr-tb"/>
    </style:style>
    <style:style style:name="gr26" style:family="graphic" style:parent-style-name="objectwithoutfill">
      <style:graphic-properties draw:marker-end="Arrowheads_20_30" draw:marker-end-width="0.3cm" draw:fill="none" draw:textarea-vertical-align="middle"/>
      <style:paragraph-properties style:writing-mode="lr-tb"/>
    </style:style>
    <style:style style:name="gr27" style:family="graphic" style:parent-style-name="objectwithoutfill">
      <style:graphic-properties draw:marker-end="Arrowheads_20_32" draw:marker-end-width="0.3cm" draw:fill="none" draw:textarea-vertical-align="middle"/>
      <style:paragraph-properties style:writing-mode="lr-tb"/>
    </style:style>
    <style:style style:name="gr28" style:family="graphic" style:parent-style-name="objectwithoutfill">
      <style:graphic-properties draw:marker-end="Arrowheads_20_33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heads_20_35" draw:marker-end-width="0.3cm" draw:fill="none" draw:textarea-vertical-align="middle"/>
    </style:style>
    <style:style style:name="gr30" style:family="graphic" style:parent-style-name="objectwithoutfill">
      <style:graphic-properties draw:marker-end="Arrowheads_20_36" draw:marker-end-width="0.3cm" draw:fill="none" draw:textarea-vertical-align="middl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cm" fo:min-width="1.75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75cm" fo:min-width="1.75cm"/>
      <style:paragraph-properties style:writing-mode="lr-tb"/>
    </style:style>
    <style:style style:name="gr33" style:family="graphic" style:parent-style-name="objectwithoutfill">
      <style:graphic-properties draw:marker-end="Arrowheads_20_37" draw:marker-end-width="0.3cm" draw:fill="none" draw:textarea-vertical-align="middle"/>
    </style:style>
    <style:style style:name="gr34" style:family="graphic" style:parent-style-name="objectwithoutfill">
      <style:graphic-properties draw:marker-end="Arrowheads_20_38" draw:marker-end-width="0.3cm" draw:fill="none" draw:textarea-vertical-align="middle"/>
    </style:style>
    <style:style style:name="gr35" style:family="graphic" style:parent-style-name="objectwithoutfill">
      <style:graphic-properties draw:marker-end="Arrowheads_20_39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0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fo:font-size="10pt"/>
    </style:style>
    <style:style style:name="P4" style:family="paragraph">
      <style:paragraph-properties fo:text-align="center"/>
      <style:text-properties fo:font-size="10pt" fo:text-shadow="1pt 1pt"/>
    </style:style>
    <style:style style:name="P5" style:family="paragraph">
      <loext:graphic-properties draw:fill="none"/>
      <style:paragraph-properties fo:text-align="center"/>
      <style:text-properties fo:font-size="10pt" fo:font-weight="bold" style:font-weight-asian="bold" style:font-weight-complex="bold"/>
    </style:style>
    <style:style style:name="T1" style:family="text">
      <style:text-properties style:font-size-asian="12pt" style:font-size-complex="12pt"/>
    </style:style>
    <style:style style:name="T2" style:family="text">
      <style:text-properties fo:language="en" fo:country="NZ" style:font-size-asian="12pt" style:font-size-complex="12pt"/>
    </style:style>
    <style:style style:name="T3" style:family="text">
      <style:text-properties fo:text-shadow="1pt 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2.25cm" svg:height="2cm" svg:x="1.75cm" svg:y="1.5cm">
          <text:p text:style-name="P1"><text:span text:style-name="T1">New Session</text:span></text:p>
          <draw:enhanced-geometry svg:viewBox="0 0 21600 21600" draw:glue-points="10800 2150 0 10800 10800 19890 21600 10800" draw:text-areas="0 4300 21600 21600" draw:mirror-horizontal="false" draw:mirror-vertical="false" draw:type="flowchart-manual-input" draw:enhanced-path="M 0 4300 L 21600 0 21600 21600 0 21600 0 4300 Z N"/>
        </draw:custom-shape>
        <draw:custom-shape draw:style-name="gr2" draw:text-style-name="P2" xml:id="id11" draw:id="id11" draw:layer="layout" svg:width="2cm" svg:height="2cm" svg:x="5cm" svg:y="1.5cm">
          <text:p text:style-name="P1"><text:span text:style-name="T1">Start thre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" draw:id="id2" draw:layer="layout" svg:width="2cm" svg:height="2.25cm" svg:x="8cm" svg:y="1.25cm">
          <text:p text:style-name="P1"><text:span text:style-name="T2">Receive</text:span><text:span text:style-name="T1"> packe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2" xml:id="id9" draw:id="id9" draw:layer="layout" svg:width="3.25cm" svg:height="3.25cm" svg:x="7.5cm" svg:y="4.75cm">
          <text:p text:style-name="P1"><text:span text:style-name="T1">What type of pack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6" draw:id="id6" draw:layer="layout" svg:width="3.25cm" svg:height="3.25cm" svg:x="0.5cm" svg:y="8.25cm">
          <text:p text:style-name="P1"><text:span text:style-name="T1">Already in gam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7" draw:id="id7" draw:layer="layout" svg:width="3cm" svg:height="2.75cm" svg:x="0.5cm" svg:y="13.25cm">
          <text:p text:style-name="P1">Create game object and make player ho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8" draw:id="id8" draw:layer="layout" svg:width="15.75cm" svg:height="1.75cm" svg:x="1.5cm" svg:y="26.5cm">
          <text:p text:style-name="P1">Respond Succes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3" draw:layer="layout" svg:x1="16.75cm" svg:y1="26.5cm" svg:x2="16.5cm" svg:y2="4.75cm">
          <text:p/>
        </draw:line>
        <draw:line draw:style-name="gr7" draw:text-style-name="P3" xml:id="id1" draw:id="id1" draw:layer="layout" svg:x1="16.5cm" svg:y1="4.75cm" svg:x2="12.5cm" svg:y2="4.75cm">
          <text:p/>
        </draw:line>
        <draw:connector draw:style-name="gr8" draw:text-style-name="P3" draw:layer="layout" svg:x1="12.5cm" svg:y1="4.75cm" svg:x2="10cm" svg:y2="2.375cm" draw:start-shape="id1" draw:start-glue-point="3" draw:end-shape="id2" draw:end-glue-point="7" svg:d="M12500 4750h-1249v-2375h-1251" svg:viewBox="0 0 2501 2376">
          <text:p/>
        </draw:connector>
        <draw:custom-shape draw:style-name="gr9" draw:text-style-name="P4" xml:id="id5" draw:id="id5" draw:layer="layout" svg:width="16cm" svg:height="2cm" draw:transform="rotate (-1.5707963267949) translate (19.75cm 8.5cm)">
          <text:p text:style-name="P1"><text:span text:style-name="T3">Terminate conne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3" draw:id="id3" draw:layer="layout" svg:width="11cm" svg:height="1cm" draw:transform="rotate (-1.5707963267949) translate (13.5cm 10.5cm)">
          <text:p text:style-name="P1">Respond err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xml:id="id4" draw:id="id4" draw:layer="layout" svg:width="3.75cm" svg:height="3.75cm" svg:x="11.25cm" svg:y="22.25cm">
          <text:p text:style-name="P1">Serious?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12" draw:text-style-name="P3" draw:layer="layout" draw:type="line" svg:x1="13cm" svg:y1="21.5cm" svg:x2="13.125cm" svg:y2="22.25cm" draw:start-shape="id3" draw:start-glue-point="7" draw:end-shape="id4" draw:end-glue-point="4" svg:d="M13000 21500l125 750" svg:viewBox="0 0 126 751">
          <text:p/>
        </draw:connector>
        <draw:connector draw:style-name="gr13" draw:text-style-name="P3" draw:layer="layout" draw:type="line" svg:x1="15cm" svg:y1="24.125cm" svg:x2="18.75cm" svg:y2="24.5cm" draw:start-shape="id4" draw:start-glue-point="7" draw:end-shape="id5" svg:d="M15000 24125l3750 375" svg:viewBox="0 0 3751 376">
          <text:p text:style-name="P1">Yes</text:p>
        </draw:connector>
        <draw:connector draw:style-name="gr14" draw:text-style-name="P3" draw:layer="layout" draw:type="line" svg:x1="15cm" svg:y1="24.125cm" svg:x2="16.5cm" svg:y2="4.75cm" draw:start-shape="id4" draw:start-glue-point="7" draw:end-shape="id1" draw:end-glue-point="1" svg:d="M15000 24125l1500-19375" svg:viewBox="0 0 1501 19376">
          <text:p/>
        </draw:connector>
        <draw:connector draw:style-name="gr15" draw:text-style-name="P3" draw:layer="layout" svg:x1="3.75cm" svg:y1="9.875cm" svg:x2="13cm" svg:y2="10.5cm" draw:start-shape="id6" draw:start-glue-point="7" draw:end-shape="id3" draw:end-glue-point="5" svg:d="M3750 9875h9250v625" svg:viewBox="0 0 9251 626">
          <text:p text:style-name="P1">Yes</text:p>
        </draw:connector>
        <draw:connector draw:style-name="gr16" draw:text-style-name="P3" draw:layer="layout" draw:type="line" svg:x1="2.125cm" svg:y1="11.5cm" svg:x2="2cm" svg:y2="13.25cm" draw:start-shape="id6" draw:start-glue-point="6" draw:end-shape="id7" draw:end-glue-point="4" svg:d="M2125 11500l-125 1750" svg:viewBox="0 0 126 1751">
          <text:p text:style-name="P1">No</text:p>
        </draw:connector>
        <draw:connector draw:style-name="gr17" draw:text-style-name="P3" draw:layer="layout" draw:type="line" svg:x1="2cm" svg:y1="16cm" svg:x2="1.5cm" svg:y2="27.375cm" draw:start-shape="id7" draw:start-glue-point="6" draw:end-shape="id8" svg:d="M2000 16000l-500 11375" svg:viewBox="0 0 501 11376">
          <text:p/>
        </draw:connector>
        <draw:connector draw:style-name="gr18" draw:text-style-name="P5" draw:layer="layout" draw:type="line" svg:x1="7.5cm" svg:y1="6.375cm" svg:x2="2.125cm" svg:y2="8.25cm" draw:start-shape="id9" draw:start-glue-point="5" draw:end-shape="id6" draw:end-glue-point="4" svg:d="M7500 6375l-5375 1875" svg:viewBox="0 0 5376 1876">
          <text:p text:style-name="P1"><text:span text:style-name="T4">C</text:span><text:span text:style-name="T5">reate game</text:span></text:p>
        </draw:connector>
        <draw:connector draw:style-name="gr19" draw:text-style-name="P3" draw:layer="layout" draw:type="line" svg:x1="4cm" svg:y1="2.5cm" svg:x2="5cm" svg:y2="2.5cm" draw:start-shape="id10" draw:start-glue-point="7" draw:end-shape="id11" draw:end-glue-point="5" svg:d="M4000 2500h1000" svg:viewBox="0 0 1001 1">
          <text:p/>
        </draw:connector>
        <draw:connector draw:style-name="gr20" draw:text-style-name="P3" draw:layer="layout" draw:type="line" svg:x1="7cm" svg:y1="2.5cm" svg:x2="8cm" svg:y2="2.375cm" draw:start-shape="id11" draw:start-glue-point="7" draw:end-shape="id2" draw:end-glue-point="5" svg:d="M7000 2500l1000-125" svg:viewBox="0 0 1001 126">
          <text:p/>
        </draw:connector>
        <draw:connector draw:style-name="gr21" draw:text-style-name="P3" draw:layer="layout" draw:type="line" svg:x1="9cm" svg:y1="3.322cm" svg:x2="9.125cm" svg:y2="4.75cm" draw:start-shape="id2" draw:start-glue-point="6" draw:end-shape="id9" svg:d="M9000 3322l125 1428" svg:viewBox="0 0 126 1429">
          <text:p/>
        </draw:connector>
        <draw:connector draw:style-name="gr22" draw:text-style-name="P5" draw:layer="layout" draw:type="line" svg:x1="10.75cm" svg:y1="6.375cm" svg:x2="18.75cm" svg:y2="8.5cm" draw:start-shape="id9" draw:start-glue-point="7" draw:end-shape="id5" draw:end-glue-point="5" svg:d="M10750 6375l8000 2125" svg:viewBox="0 0 8001 2126">
          <text:p text:style-name="P1"><text:span text:style-name="T4">L</text:span><text:span text:style-name="T5">eave game</text:span></text:p>
        </draw:connector>
        <draw:custom-shape draw:style-name="gr4" draw:text-style-name="P2" xml:id="id12" draw:id="id12" draw:layer="layout" svg:width="3.25cm" svg:height="3.25cm" svg:x="3.25cm" svg:y="11cm">
          <text:p text:style-name="P1"><text:span text:style-name="T1">Already in gam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13" draw:id="id13" draw:layer="layout" svg:width="3.25cm" svg:height="3.25cm" svg:x="3.25cm" svg:y="15cm">
          <text:p text:style-name="P1"><text:span text:style-name="T1">Game not started and lobby not ful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1" xml:id="id14" draw:id="id14" draw:layer="layout" svg:width="3cm" svg:height="3cm" svg:x="3.5cm" svg:y="19.5cm">
          <text:p text:style-name="P1">Add Player to gam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5" draw:layer="layout" draw:type="line" svg:x1="9.125cm" svg:y1="8cm" svg:x2="4.875cm" svg:y2="11cm" draw:start-shape="id9" draw:start-glue-point="6" draw:end-shape="id12" draw:end-glue-point="4" svg:d="M9125 8000l-4250 3000" svg:viewBox="0 0 4251 3001">
          <text:p text:style-name="P1"><text:span text:style-name="T4">J</text:span><text:span text:style-name="T5">oin game</text:span></text:p>
        </draw:connector>
        <draw:connector draw:style-name="gr25" draw:text-style-name="P3" draw:layer="layout" draw:type="line" svg:x1="6.5cm" svg:y1="12.625cm" svg:x2="13cm" svg:y2="10.5cm" draw:start-shape="id12" draw:start-glue-point="7" draw:end-shape="id3" svg:d="M6500 12625l6500-2125" svg:viewBox="0 0 6501 2126">
          <text:p text:style-name="P1">Yes</text:p>
        </draw:connector>
        <draw:connector draw:style-name="gr26" draw:text-style-name="P3" draw:layer="layout" draw:type="line" svg:x1="4.875cm" svg:y1="14.25cm" svg:x2="4.875cm" svg:y2="15cm" draw:start-shape="id12" draw:start-glue-point="6" draw:end-shape="id13" draw:end-glue-point="4" svg:d="M4875 14250v750" svg:viewBox="0 0 1 751">
          <text:p text:style-name="P1">No</text:p>
        </draw:connector>
        <draw:connector draw:style-name="gr27" draw:text-style-name="P3" draw:layer="layout" draw:type="line" svg:x1="4.875cm" svg:y1="18.25cm" svg:x2="5cm" svg:y2="19.5cm" draw:start-shape="id13" draw:start-glue-point="6" draw:end-shape="id14" svg:d="M4875 18250l125 1250" svg:viewBox="0 0 126 1251">
          <text:p text:style-name="P1">Yes</text:p>
        </draw:connector>
        <draw:connector draw:style-name="gr28" draw:text-style-name="P3" draw:layer="layout" draw:type="line" svg:x1="6.5cm" svg:y1="16.625cm" svg:x2="12.5cm" svg:y2="16cm" draw:start-shape="id13" draw:start-glue-point="7" draw:end-shape="id3" draw:end-glue-point="6" svg:d="M6500 16625l6000-625" svg:viewBox="0 0 6001 626">
          <text:p text:style-name="P1">No</text:p>
        </draw:connector>
        <draw:connector draw:style-name="gr29" draw:text-style-name="P3" draw:layer="layout" draw:type="line" svg:x1="5cm" svg:y1="22.5cm" svg:x2="9.375cm" svg:y2="26.5cm" draw:start-shape="id14" draw:start-glue-point="6" draw:end-shape="id8" svg:d="M5000 22500l4375 4000" svg:viewBox="0 0 4376 4001">
          <text:p/>
        </draw:connector>
        <draw:connector draw:style-name="gr30" draw:text-style-name="P3" draw:layer="layout" draw:type="line" svg:x1="9cm" svg:y1="3.322cm" svg:x2="18.75cm" svg:y2="8.5cm" draw:start-shape="id2" draw:start-glue-point="6" draw:end-shape="id5" svg:d="M9000 3322l9750 5178" svg:viewBox="0 0 9751 5179">
          <text:p text:style-name="P1">Timeout</text:p>
        </draw:connector>
        <draw:custom-shape draw:style-name="gr31" draw:text-style-name="P1" xml:id="id16" draw:id="id16" draw:layer="layout" svg:width="2.25cm" svg:height="2.25cm" svg:x="7.5cm" svg:y="13.25cm">
          <text:p text:style-name="P1">Apply frame to g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" xml:id="id15" draw:id="id15" draw:layer="layout" svg:width="2.25cm" svg:height="2cm" svg:x="7.5cm" svg:y="17.75cm">
          <text:p text:style-name="P1">Respond other fram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3" draw:text-style-name="P3" draw:layer="layout" draw:type="line" svg:x1="8.625cm" svg:y1="19.75cm" svg:x2="9.375cm" svg:y2="26.5cm" draw:start-shape="id15" draw:start-glue-point="6" draw:end-shape="id8" svg:d="M8625 19750l750 6750" svg:viewBox="0 0 751 6751">
          <text:p/>
        </draw:connector>
        <draw:connector draw:style-name="gr34" draw:text-style-name="P3" draw:layer="layout" draw:type="line" svg:x1="8.625cm" svg:y1="15.5cm" svg:x2="8.625cm" svg:y2="17.75cm" draw:start-shape="id16" draw:start-glue-point="6" draw:end-shape="id15" draw:end-glue-point="4" svg:d="M8625 15500v2250" svg:viewBox="0 0 1 2251">
          <text:p/>
        </draw:connector>
        <draw:connector draw:style-name="gr35" draw:text-style-name="P5" draw:layer="layout" draw:type="line" svg:x1="9.125cm" svg:y1="8cm" svg:x2="8.625cm" svg:y2="13.25cm" draw:start-shape="id9" draw:start-glue-point="6" draw:end-shape="id16" draw:end-glue-point="4" svg:d="M9125 8000l-500 5250" svg:viewBox="0 0 501 5251">
          <text:p text:style-name="P1"><text:span text:style-name="T4">F</text:span><text:span text:style-name="T5">rame updat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17T11:41:35.146000000</meta:creation-date>
    <dc:date>2023-08-17T12:12:36.452000000</dc:date>
    <meta:editing-duration>PT31M3S</meta:editing-duration>
    <meta:editing-cycles>1</meta:editing-cycles>
    <meta:document-statistic meta:object-count="39"/>
    <meta:generator>LibreOffice/7.5.5.2$Windows_X86_64 LibreOffice_project/ca8fe7424262805f223b9a2334bc7181abbcbf5e</meta:generator>
  </office:meta>
</office:document-meta>
</file>